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F50000018F8A761A40.jpg"/>
  <manifest:file-entry manifest:media-type="image/jpeg" manifest:full-path="Pictures/10000000000000E1000000E1511B9825.jpg"/>
  <manifest:file-entry manifest:media-type="image/jpeg" manifest:full-path="Pictures/1000000000000B1E000002AE005558E2.jpg"/>
  <manifest:file-entry manifest:media-type="image/jpeg" manifest:full-path="Pictures/10000000000001A90000012CC5BE06EE.jpg"/>
  <manifest:file-entry manifest:media-type="image/png" manifest:full-path="Pictures/10000000000000200000002000309F1C.png"/>
  <manifest:file-entry manifest:media-type="image/jpeg" manifest:full-path="Pictures/10000000000000DF000000E252B55697.jpg"/>
  <manifest:file-entry manifest:media-type="image/jpeg" manifest:full-path="Pictures/10000000000000E1000000E16EAF56CB.jpg"/>
  <manifest:file-entry manifest:media-type="image/jpeg" manifest:full-path="Pictures/10000000000000C9000000FA7154CE6F.jpg"/>
  <manifest:file-entry manifest:media-type="image/jpeg" manifest:full-path="Pictures/100000000000016F000000897B7254C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05cm" draw:marker-start-width="0.656cm" draw:marker-end-width="0.656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4.047cm" svg:height="4.445cm" svg:x="16.24cm" svg:y="2.235cm">
          <draw:image xlink:href="Pictures/10000000000000C9000000FA7154CE6F.jpg" xlink:type="simple" xlink:show="embed" xlink:actuate="onLoad">
            <text:p/>
          </draw:image>
        </draw:frame>
        <draw:frame draw:style-name="gr1" draw:text-style-name="P1" xml:id="id2" draw:id="id2" draw:layer="layout" svg:width="4.445cm" svg:height="4.074cm" svg:x="15.605cm" svg:y="8.185cm">
          <draw:image xlink:href="Pictures/10000000000000DF000000E252B55697.jpg" xlink:type="simple" xlink:show="embed" xlink:actuate="onLoad">
            <text:p/>
          </draw:image>
        </draw:frame>
        <draw:frame draw:style-name="gr1" draw:text-style-name="P1" xml:id="id5" draw:id="id5" draw:layer="layout" svg:width="4.445cm" svg:height="4.445cm" svg:x="15.505cm" svg:y="13.2cm">
          <draw:image xlink:href="Pictures/10000000000000E1000000E1511B9825.jpg" xlink:type="simple" xlink:show="embed" xlink:actuate="onLoad">
            <text:p/>
          </draw:image>
        </draw:frame>
        <draw:frame draw:style-name="gr1" draw:text-style-name="P1" xml:id="id7" draw:id="id7" draw:layer="layout" svg:width="4.682cm" svg:height="4.445cm" svg:x="15.468cm" svg:y="20.32cm">
          <draw:image xlink:href="Pictures/10000000000000E1000000E16EAF56CB.jpg" xlink:type="simple" xlink:show="embed" xlink:actuate="onLoad">
            <text:p/>
          </draw:image>
        </draw:frame>
        <draw:frame draw:style-name="gr1" draw:text-style-name="P1" xml:id="id4" draw:id="id4" draw:layer="layout" svg:width="6.985cm" svg:height="4.446cm" svg:x="1cm" svg:y="7.984cm">
          <draw:image xlink:href="Pictures/10000000000001A90000012CC5BE06EE.jpg" xlink:type="simple" xlink:show="embed" xlink:actuate="onLoad">
            <text:p/>
          </draw:image>
        </draw:frame>
        <draw:frame draw:style-name="gr1" draw:text-style-name="P1" xml:id="id1" draw:id="id1" draw:layer="layout" svg:width="6.696cm" svg:height="2.997cm" svg:x="1.635cm" svg:y="2.905cm">
          <draw:image xlink:href="Pictures/10000000000002F50000018F8A761A40.jpg" xlink:type="simple" xlink:show="embed" xlink:actuate="onLoad">
            <text:p/>
          </draw:image>
        </draw:frame>
        <draw:frame draw:style-name="gr1" draw:text-style-name="P1" xml:id="id6" draw:id="id6" draw:layer="layout" svg:width="7.169cm" svg:height="2.989cm" svg:x="1.1cm" svg:y="13.986cm">
          <draw:image xlink:href="Pictures/100000000000016F000000897B7254C0.jpg" xlink:type="simple" xlink:show="embed" xlink:actuate="onLoad">
            <text:p/>
          </draw:image>
        </draw:frame>
        <draw:frame draw:style-name="gr1" draw:text-style-name="P1" xml:id="id8" draw:id="id8" draw:layer="layout" svg:width="6.985cm" svg:height="3.118cm" svg:x="1.635cm" svg:y="20.942cm">
          <draw:image xlink:href="Pictures/1000000000000B1E000002AE005558E2.jpg" xlink:type="simple" xlink:show="embed" xlink:actuate="onLoad">
            <text:p/>
          </draw:image>
        </draw:frame>
        <draw:connector draw:style-name="gr2" draw:text-style-name="P1" draw:layer="layout" draw:type="line" svg:x1="8.331cm" svg:y1="4.403cm" svg:x2="15.605cm" svg:y2="10.222cm" draw:start-shape="id1" draw:start-glue-point="1" draw:end-shape="id2" svg:d="m8331 4403 7274 5819">
          <text:p/>
        </draw:connector>
        <draw:connector draw:style-name="gr2" draw:text-style-name="P1" draw:layer="layout" draw:type="line" svg:x1="8.331cm" svg:y1="4.403cm" svg:x2="16.24cm" svg:y2="4.457cm" draw:start-shape="id1" draw:start-glue-point="1" draw:end-shape="id3" draw:end-glue-point="3" svg:d="m8331 4403 7909 54">
          <text:p/>
        </draw:connector>
        <draw:connector draw:style-name="gr2" draw:text-style-name="P1" draw:layer="layout" draw:type="line" svg:x1="7.985cm" svg:y1="10.207cm" svg:x2="15.605cm" svg:y2="10.222cm" draw:start-shape="id4" draw:start-glue-point="1" draw:end-shape="id2" svg:d="m7985 10207 7620 15">
          <text:p/>
        </draw:connector>
        <draw:connector draw:style-name="gr2" draw:text-style-name="P1" draw:layer="layout" draw:type="line" svg:x1="7.985cm" svg:y1="10.207cm" svg:x2="15.505cm" svg:y2="15.422cm" draw:start-shape="id4" draw:end-shape="id5" draw:end-glue-point="3" svg:d="m7985 10207 7520 5215">
          <text:p/>
        </draw:connector>
        <draw:connector draw:style-name="gr2" draw:text-style-name="P1" draw:layer="layout" draw:type="line" svg:x1="8.269cm" svg:y1="15.48cm" svg:x2="15.505cm" svg:y2="15.422cm" draw:start-shape="id6" draw:start-glue-point="1" draw:end-shape="id5" draw:end-glue-point="3" svg:d="m8269 15480 7236-58">
          <text:p/>
        </draw:connector>
        <draw:connector draw:style-name="gr2" draw:text-style-name="P1" draw:layer="layout" draw:type="line" svg:x1="8.269cm" svg:y1="15.48cm" svg:x2="15.468cm" svg:y2="22.542cm" draw:start-shape="id6" draw:start-glue-point="1" draw:end-shape="id7" draw:end-glue-point="3" svg:d="m8269 15480 7199 7062">
          <text:p/>
        </draw:connector>
        <draw:connector draw:style-name="gr2" draw:text-style-name="P1" draw:layer="layout" draw:type="line" svg:x1="8.62cm" svg:y1="22.501cm" svg:x2="15.468cm" svg:y2="22.542cm" draw:start-shape="id8" draw:start-glue-point="1" draw:end-shape="id7" svg:d="m8620 22501 6848 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52cm" svg:stroke-color="#000000" draw:marker-start-width="0.533cm" draw:marker-start-center="false" draw:marker-end-width="0.53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nkpad </meta:initial-creator>
    <meta:creation-date>2012-02-26T01:20:22</meta:creation-date>
    <dc:date>2012-02-26T01:37:53</dc:date>
    <dc:creator>thinkpad </dc:creator>
    <meta:editing-duration>PT17M36S</meta:editing-duration>
    <meta:editing-cycles>2</meta:editing-cycles>
    <meta:generator>LibreOffice/3.3$Linux LibreOffice_project/330m19$Build-301</meta:generator>
    <meta:printed-by>thinkpad </meta:printed-by>
    <meta:print-date>2012-02-26T01:34:59</meta:print-date>
    <meta:document-statistic meta:object-count="15"/>
  </office:meta>
</office:document-meta>
</file>